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default-cell-style-name="ce3"/>
        <table:table-column table:style-name="co3" table:default-cell-style-name="Default"/>
        <table:table-column table:style-name="co1" table:default-cell-style-name="ce4"/>
        <table:table-column table:style-name="co1" table:default-cell-style-name="ce3"/>
        <table:table-column table:style-name="co4" table:default-cell-style-name="Default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Information</text:p>
          </table:table-cell>
          <table:table-cell/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Information</text:p>
          </table:table-cell>
          <table:table-cell/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Information</text:p>
          </table:table-cell>
          <table:table-cell/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Inform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 = -LOG2(x)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 = -LOG2(x)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 = -LOG4(x)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 = -LOG10(x)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.0</text:p>
          </table:table-cell>
          <table:table-cell table:style-name="ce3" table:formula="of:=-LOG([.A3];2)" office:value-type="string" office:string-value="" calcext:value-type="error">
            <text:p>Err:50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-LOG([.D3];2)" office:value-type="string" office:string-value="" calcext:value-type="error">
            <text:p>Err:50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-LOG([.G3];4)" office:value-type="string" office:string-value="" calcext:value-type="error">
            <text:p>Err:50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-LOG([.J3];10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3" table:formula="of:=-LOG([.A4];2)" office:value-type="float" office:value="3.32192809488736" calcext:value-type="float">
            <text:p>3.3219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-LOG([.D4];2)" office:value-type="float" office:value="4.32192809488736" calcext:value-type="float">
            <text:p>4.3219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-LOG([.G4];4)" office:value-type="float" office:value="2.16096404744368" calcext:value-type="float">
            <text:p>2.1610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-LOG([.J4];10)" office:value-type="float" office:value="1.30102999566398" calcext:value-type="float">
            <text:p>1.3010</text:p>
          </table:table-cell>
          <table:table-cell table:number-columns-repeated="2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3" table:formula="of:=-LOG([.A5];2)" office:value-type="float" office:value="2.32192809488736" calcext:value-type="float">
            <text:p>2.321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-LOG([.D5];2)" office:value-type="float" office:value="3.32192809488736" calcext:value-type="float">
            <text:p>3.321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-LOG([.G5];4)" office:value-type="float" office:value="1.66096404744368" calcext:value-type="float">
            <text:p>1.6610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-LOG([.J5];10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3" table:formula="of:=-LOG([.A6];2)" office:value-type="float" office:value="1.73696559416621" calcext:value-type="float">
            <text:p>1.7370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-LOG([.D6];2)" office:value-type="float" office:value="2.73696559416621" calcext:value-type="float">
            <text:p>2.7370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-LOG([.G6];4)" office:value-type="float" office:value="1.3684827970831" calcext:value-type="float">
            <text:p>1.3685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-LOG([.J6];10)" office:value-type="float" office:value="0.823908740944319" calcext:value-type="float">
            <text:p>0.8239</text:p>
          </table:table-cell>
          <table:table-cell table:number-columns-repeated="2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3" table:formula="of:=-LOG([.A7];2)" office:value-type="float" office:value="1.32192809488736" calcext:value-type="float">
            <text:p>1.3219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-LOG([.D7];2)" office:value-type="float" office:value="2.32192809488736" calcext:value-type="float">
            <text:p>2.3219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-LOG([.G7];4)" office:value-type="float" office:value="1.16096404744368" calcext:value-type="float">
            <text:p>1.1610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-LOG([.J7];10)" office:value-type="float" office:value="0.698970004336019" calcext:value-type="float">
            <text:p>0.6990</text:p>
          </table:table-cell>
          <table:table-cell table:number-columns-repeated="2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table:formula="of:=-LOG([.A8];2)" office:value-type="float" office:value="1" calcext:value-type="float">
            <text:p>1.0000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-LOG([.D8];2)" office:value-type="float" office:value="2" calcext:value-type="float">
            <text:p>2.0000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-LOG([.G8];4)" office:value-type="float" office:value="1" calcext:value-type="float">
            <text:p>1.0000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-LOG([.J8];10)" office:value-type="float" office:value="0.602059991327962" calcext:value-type="float">
            <text:p>0.6021</text:p>
          </table:table-cell>
          <table:table-cell table:number-columns-repeated="2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3" table:formula="of:=-LOG([.A9];2)" office:value-type="float" office:value="0.736965594166206" calcext:value-type="float">
            <text:p>0.7370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-LOG([.D9];2)" office:value-type="float" office:value="1.73696559416621" calcext:value-type="float">
            <text:p>1.7370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-LOG([.G9];4)" office:value-type="float" office:value="0.868482797083103" calcext:value-type="float">
            <text:p>0.8685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-LOG([.J9];10)" office:value-type="float" office:value="0.522878745280338" calcext:value-type="float">
            <text:p>0.5229</text:p>
          </table:table-cell>
          <table:table-cell table:number-columns-repeated="2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3" table:formula="of:=-LOG([.A10];2)" office:value-type="float" office:value="0.514573172829758" calcext:value-type="float">
            <text:p>0.5146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-LOG([.D10];2)" office:value-type="float" office:value="1.51457317282976" calcext:value-type="float">
            <text:p>1.5146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-LOG([.G10];4)" office:value-type="float" office:value="0.757286586414879" calcext:value-type="float">
            <text:p>0.7573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-LOG([.J10];10)" office:value-type="float" office:value="0.455931955649724" calcext:value-type="float">
            <text:p>0.4559</text:p>
          </table:table-cell>
          <table:table-cell table:number-columns-repeated="2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3" table:formula="of:=-LOG([.A11];2)" office:value-type="float" office:value="0.321928094887362" calcext:value-type="float">
            <text:p>0.3219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-LOG([.D11];2)" office:value-type="float" office:value="1.32192809488736" calcext:value-type="float">
            <text:p>1.3219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-LOG([.G11];4)" office:value-type="float" office:value="0.660964047443681" calcext:value-type="float">
            <text:p>0.6610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-LOG([.J11];10)" office:value-type="float" office:value="0.397940008672038" calcext:value-type="float">
            <text:p>0.3979</text:p>
          </table:table-cell>
          <table:table-cell table:number-columns-repeated="2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3" table:formula="of:=-LOG([.A12];2)" office:value-type="float" office:value="0.15200309344505" calcext:value-type="float">
            <text:p>0.1520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-LOG([.D12];2)" office:value-type="float" office:value="1.15200309344505" calcext:value-type="float">
            <text:p>1.1520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-LOG([.G12];4)" office:value-type="float" office:value="0.576001546722525" calcext:value-type="float">
            <text:p>0.5760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-LOG([.J12];10)" office:value-type="float" office:value="0.346787486224656" calcext:value-type="float">
            <text:p>0.3468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3" table:formula="of:=-LOG([.A13];2)" office:value-type="float" office:value="-0" calcext:value-type="float">
            <text:p>0.0000</text:p>
          </table:table-cell>
          <table:table-cell/>
          <table:table-cell office:value-type="float" office:value="0.5" calcext:value-type="float">
            <text:p>0.50</text:p>
          </table:table-cell>
          <table:table-cell table:formula="of:=-LOG([.D13];2)" office:value-type="float" office:value="1" calcext:value-type="float">
            <text:p>1.0000</text:p>
          </table:table-cell>
          <table:table-cell/>
          <table:table-cell office:value-type="float" office:value="0.5" calcext:value-type="float">
            <text:p>0.50</text:p>
          </table:table-cell>
          <table:table-cell table:formula="of:=-LOG([.G13];4)" office:value-type="float" office:value="0.5" calcext:value-type="float">
            <text:p>0.5000</text:p>
          </table:table-cell>
          <table:table-cell/>
          <table:table-cell office:value-type="float" office:value="0.5" calcext:value-type="float">
            <text:p>0.50</text:p>
          </table:table-cell>
          <table:table-cell table:formula="of:=-LOG([.J13];10)" office:value-type="float" office:value="0.301029995663981" calcext:value-type="float">
            <text:p>0.30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table:formula="of:=-LOG([.D14];2)" office:value-type="float" office:value="0.862496476250065" calcext:value-type="float">
            <text:p>0.8625</text:p>
          </table:table-cell>
          <table:table-cell/>
          <table:table-cell office:value-type="float" office:value="0.55" calcext:value-type="float">
            <text:p>0.55</text:p>
          </table:table-cell>
          <table:table-cell table:formula="of:=-LOG([.G14];4)" office:value-type="float" office:value="0.431248238125033" calcext:value-type="float">
            <text:p>0.4312</text:p>
          </table:table-cell>
          <table:table-cell/>
          <table:table-cell office:value-type="float" office:value="0.55" calcext:value-type="float">
            <text:p>0.55</text:p>
          </table:table-cell>
          <table:table-cell table:formula="of:=-LOG([.J14];10)" office:value-type="float" office:value="0.259637310505756" calcext:value-type="float">
            <text:p>0.25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-LOG([.D15];2)" office:value-type="float" office:value="0.736965594166206" calcext:value-type="float">
            <text:p>0.7370</text:p>
          </table:table-cell>
          <table:table-cell/>
          <table:table-cell office:value-type="float" office:value="0.6" calcext:value-type="float">
            <text:p>0.60</text:p>
          </table:table-cell>
          <table:table-cell table:formula="of:=-LOG([.G15];4)" office:value-type="float" office:value="0.368482797083103" calcext:value-type="float">
            <text:p>0.3685</text:p>
          </table:table-cell>
          <table:table-cell/>
          <table:table-cell office:value-type="float" office:value="0.6" calcext:value-type="float">
            <text:p>0.60</text:p>
          </table:table-cell>
          <table:table-cell table:formula="of:=-LOG([.J15];10)" office:value-type="float" office:value="0.221848749616356" calcext:value-type="float">
            <text:p>0.22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table:formula="of:=-LOG([.D16];2)" office:value-type="float" office:value="0.62148837674627" calcext:value-type="float">
            <text:p>0.6215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-LOG([.G16];4)" office:value-type="float" office:value="0.310744188373135" calcext:value-type="float">
            <text:p>0.3107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-LOG([.J16];10)" office:value-type="float" office:value="0.187086643357144" calcext:value-type="float">
            <text:p>0.18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" calcext:value-type="float">
            <text:p>0.70</text:p>
          </table:table-cell>
          <table:table-cell table:formula="of:=-LOG([.D17];2)" office:value-type="float" office:value="0.514573172829758" calcext:value-type="float">
            <text:p>0.5146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-LOG([.G17];4)" office:value-type="float" office:value="0.257286586414879" calcext:value-type="float">
            <text:p>0.2573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-LOG([.J17];10)" office:value-type="float" office:value="0.154901959985743" calcext:value-type="float">
            <text:p>0.15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table:formula="of:=-LOG([.D18];2)" office:value-type="float" office:value="0.415037499278844" calcext:value-type="float">
            <text:p>0.4150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-LOG([.G18];4)" office:value-type="float" office:value="0.207518749639422" calcext:value-type="float">
            <text:p>0.2075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-LOG([.J18];10)" office:value-type="float" office:value="0.1249387366083" calcext:value-type="float">
            <text:p>0.12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" calcext:value-type="float">
            <text:p>0.80</text:p>
          </table:table-cell>
          <table:table-cell table:formula="of:=-LOG([.D19];2)" office:value-type="float" office:value="0.321928094887362" calcext:value-type="float">
            <text:p>0.3219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-LOG([.G19];4)" office:value-type="float" office:value="0.160964047443681" calcext:value-type="float">
            <text:p>0.1610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-LOG([.J19];10)" office:value-type="float" office:value="0.0969100130080564" calcext:value-type="float">
            <text:p>0.09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table:formula="of:=-LOG([.D20];2)" office:value-type="float" office:value="0.234465253637023" calcext:value-type="float">
            <text:p>0.2345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-LOG([.G20];4)" office:value-type="float" office:value="0.117232626818511" calcext:value-type="float">
            <text:p>0.1172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-LOG([.J20];10)" office:value-type="float" office:value="0.0705810742857072" calcext:value-type="float">
            <text:p>0.07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" calcext:value-type="float">
            <text:p>0.90</text:p>
          </table:table-cell>
          <table:table-cell table:formula="of:=-LOG([.D21];2)" office:value-type="float" office:value="0.15200309344505" calcext:value-type="float">
            <text:p>0.1520</text:p>
          </table:table-cell>
          <table:table-cell/>
          <table:table-cell office:value-type="float" office:value="0.9" calcext:value-type="float">
            <text:p>0.90</text:p>
          </table:table-cell>
          <table:table-cell table:formula="of:=-LOG([.G21];4)" office:value-type="float" office:value="0.076001546722525" calcext:value-type="float">
            <text:p>0.0760</text:p>
          </table:table-cell>
          <table:table-cell/>
          <table:table-cell office:value-type="float" office:value="0.9" calcext:value-type="float">
            <text:p>0.90</text:p>
          </table:table-cell>
          <table:table-cell table:formula="of:=-LOG([.J21];10)" office:value-type="float" office:value="0.0457574905606751" calcext:value-type="float">
            <text:p>0.04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formula="of:=-LOG([.D22];2)" office:value-type="float" office:value="0.0740005814437768" calcext:value-type="float">
            <text:p>0.0740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-LOG([.G22];4)" office:value-type="float" office:value="0.0370002907218884" calcext:value-type="float">
            <text:p>0.0370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-LOG([.J22];10)" office:value-type="float" office:value="0.0222763947111522" calcext:value-type="float">
            <text:p>0.02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.00</text:p>
          </table:table-cell>
          <table:table-cell table:formula="of:=-LOG([.D23];2)" office:value-type="float" office:value="-0" calcext:value-type="float">
            <text:p>0.0000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-LOG([.G23];4)" office:value-type="float" office:value="-0" calcext:value-type="float">
            <text:p>0.0000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-LOG([.J23];10)" office:value-type="float" office:value="-0" calcext:value-type="float">
            <text:p>0.00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8:10:51.293552493</meta:creation-date>
    <dc:date>2016-04-16T18:23:58.156134410</dc:date>
    <meta:editing-duration>PT6M22S</meta:editing-duration>
    <meta:editing-cycles>2</meta:editing-cycles>
    <meta:generator>LibreOffice/4.2.8.2$Linux_x86 LibreOffice_project/420m0$Build-2</meta:generator>
    <meta:document-statistic meta:table-count="1" meta:cell-count="164" meta:object-count="0"/>
  </office:meta>
</office:document-meta>
</file>